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5">
      <style:paragraph-properties fo:margin-top="0in" fo:margin-bottom="0in" style:contextual-spacing="false"/>
    </style:style>
    <style:style style:name="P6" style:family="paragraph" style:parent-style-name="Text_20_body" style:list-style-name="L6">
      <style:paragraph-properties fo:margin-top="0in" fo:margin-bottom="0in" style:contextual-spacing="false"/>
    </style:style>
    <style:style style:name="P7" style:family="paragraph" style:parent-style-name="Text_20_body" style:list-style-name="L7">
      <style:paragraph-properties fo:margin-top="0in" fo:margin-bottom="0in" style:contextual-spacing="false"/>
    </style:style>
    <style:style style:name="P8" style:family="paragraph" style:parent-style-name="Text_20_body" style:list-style-name="L8"/>
    <style:style style:name="P9" style:family="paragraph" style:parent-style-name="Text_20_body" style:list-style-name="L9">
      <style:paragraph-properties fo:margin-top="0in" fo:margin-bottom="0in" style:contextual-spacing="false"/>
    </style:style>
    <style:style style:name="P10" style:family="paragraph" style:parent-style-name="Text_20_body" style:list-style-name="L10">
      <style:paragraph-properties fo:margin-top="0in" fo:margin-bottom="0in" style:contextual-spacing="false"/>
    </style:style>
    <style:style style:name="P11" style:family="paragraph" style:parent-style-name="Text_20_body" style:list-style-name="L11">
      <style:paragraph-properties fo:margin-top="0in" fo:margin-bottom="0in" style:contextual-spacing="false"/>
    </style:style>
    <style:style style:name="P12" style:family="paragraph" style:parent-style-name="Text_20_body" style:list-style-name="L12">
      <style:paragraph-properties fo:margin-top="0in" fo:margin-bottom="0in" style:contextual-spacing="false"/>
    </style:style>
    <style:style style:name="P13" style:family="paragraph" style:parent-style-name="Text_20_body" style:list-style-name="L13">
      <style:paragraph-properties fo:margin-top="0in" fo:margin-bottom="0in" style:contextual-spacing="false"/>
    </style:style>
    <style:style style:name="P14" style:family="paragraph" style:parent-style-name="Text_20_body" style:list-style-name="L14"/>
    <style:style style:name="P15" style:family="paragraph" style:parent-style-name="Text_20_body" style:list-style-name="L15">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nderstanding-and-using-sudo"/>Understanding and Using Sudo<text:bookmark-end text:name="understanding-and-using-sudo"/></text:h>
      <text:h text:style-name="Heading_20_2" text:outline-level="2"><text:bookmark-start text:name="introduction"/>Introduction<text:bookmark-end text:name="introduction"/></text:h>
      <text:p text:style-name="First_20_paragraph">In a well-managed server environment, different users have different roles and responsibilities. Some users might only need to run basic applications, while others might need to perform administrative tasks like installing software, configuring network settings, or managing other users. These administrative tasks require elevated privileges, meaning the ability to act with the authority of the system's superuser, often referred to as "root."</text:p>
      <text:p text:style-name="Text_20_body">Directly logging in and working as the root user all the time is risky. A single mistake could have severe consequences for the entire system. This is where <text:span text:style-name="Source_5f_Text">sudo</text:span> comes in.</text:p>
      <text:p text:style-name="Text_20_body">Think of <text:span text:style-name="Source_5f_Text">sudo</text:span> as a system of checks and balances, similar to how a company might grant specific employees temporary access to sensitive areas or functionalities based on their roles and the tasks they need to perform. Instead of giving everyone the master key (the root password), <text:span text:style-name="Source_5f_Text">sudo</text:span> allows authorized users to temporarily "borrow" specific administrative permissions to run individual commands. After the command is executed, those elevated privileges are revoked.</text:p>
      <text:p text:style-name="Text_20_body">This approach offers several security benefits:</text:p>
      <text:list xml:id="list3240417464" text:style-name="L7">
        <text:list-item>
          <text:p text:style-name="P7"><text:span text:style-name="T1">Principle of Least Privilege</text:span>: Users are only granted the necessary permissions to perform their tasks, minimizing the potential for accidental or malicious misuse of powerful commands.</text:p>
        </text:list-item>
        <text:list-item>
          <text:p text:style-name="P7"><text:span text:style-name="T1">Accountability</text:span>: When a user executes a command with <text:span text:style-name="Source_5f_Text">sudo</text:span>, it's logged, making it easier to track who performed which administrative actions.</text:p>
        </text:list-item>
        <text:list-item>
          <text:p text:style-name="P7"><text:span text:style-name="T1">Reduced Risk</text:span>: By limiting the use of the root account, you reduce the window of opportunity for security breaches.</text:p>
        </text:list-item>
      </text:list>
      <text:h text:style-name="Heading_20_2" text:outline-level="2"><text:bookmark-start text:name="basic-sudo-usage"/>Basic Sudo Usage<text:bookmark-end text:name="basic-sudo-usage"/></text:h>
      <text:p text:style-name="First_20_paragraph">The fundamental way to use <text:span text:style-name="Source_5f_Text">sudo</text:span> is by prefixing the command you want to run with the word <text:span text:style-name="Source_5f_Text">sudo</text:span>. For example, if you want to update the package lists on your Ubuntu Server, a task that requires administrative privileges, you would typically use the command:</text:p>
      <text:p text:style-name="Preformatted_20_Text"><text:span text:style-name="ExtensionTok">apt</text:span><text:span text:style-name="NormalTok"> update</text:span> </text:p>
      <text:p text:style-name="First_20_paragraph">However, as a regular user, you'll likely encounter a "permission denied" error. To execute this command with the necessary privileges, you would prepend <text:span text:style-name="Source_5f_Text">sudo</text:span>:</text:p>
      <text:p text:style-name="Preformatted_20_Text"><text:span text:style-name="FunctionTok">sudo</text:span><text:span text:style-name="NormalTok"> apt update</text:span> </text:p>
      <text:p text:style-name="First_20_paragraph">When you run a command with <text:span text:style-name="Source_5f_Text">sudo</text:span> for the first time in a session (or after a certain period of inactivity), you will be prompted to enter your user password. This is a security measure to verify that you are indeed the authorized user allowed to use sudo.</text:p>
      <text:p text:style-name="Text_20_body">Once you enter your password correctly, the command <text:span text:style-name="Source_5f_Text">apt update</text:span> will be executed with root privileges. After the command finishes, your regular user privileges are automatically restored.</text:p>
      <text:p text:style-name="Text_20_body"><text:soft-page-break/>Here's another common example. Let's say you want to check the status of a system service, like <text:span text:style-name="Source_5f_Text">nginx</text:span>:</text:p>
      <text:p text:style-name="Preformatted_20_Text"><text:span text:style-name="ExtensionTok">systemctl</text:span><text:span text:style-name="NormalTok"> status nginx</text:span> </text:p>
      <text:p text:style-name="First_20_paragraph">If this requires elevated privileges (which it often does), you would run:</text:p>
      <text:p text:style-name="Preformatted_20_Text"><text:span text:style-name="FunctionTok">sudo</text:span><text:span text:style-name="NormalTok"> systemctl status nginx</text:span> </text:p>
      <text:h text:style-name="Heading_20_3" text:outline-level="3"><text:bookmark-start text:name="sudo-cache"/>Sudo Cache<text:bookmark-end text:name="sudo-cache"/></text:h>
      <text:p text:style-name="First_20_paragraph">You might have noticed that after you enter your password for the first <text:span text:style-name="Source_5f_Text">sudo</text:span> command, you can often run subsequent <text:span text:style-name="Source_5f_Text">sudo</text:span> commands within a short period without being prompted for your password again. This is due to the sudo cache.</text:p>
      <text:p text:style-name="Text_20_body">When you successfully authenticate with <text:span text:style-name="Source_5f_Text">sudo</text:span>, your credentials are temporarily stored in a cache. For a default period (usually around 5 minutes), any subsequent <text:span text:style-name="Source_5f_Text">sudo</text:span> commands you execute will reuse these cached credentials, so you don't have to re-enter your password repeatedly.</text:p>
      <text:p text:style-name="Text_20_body">This caching mechanism provides a balance between security and convenience. It avoids the annoyance of having to type your password for every administrative task you perform in quick succession, while still ensuring that a reasonable amount of time passes before re-authentication is required.</text:p>
      <text:p text:style-name="Text_20_body">However, it's important to be aware of this behavior, especially if you step away from your terminal. Someone else could potentially use your cached credentials to execute administrative commands. This is one of the reasons why it's crucial to have a strong user password and to lock your screen when you're not actively working on your server.</text:p>
      <text:p text:style-name="Text_20_body">You can manually clear the <text:span text:style-name="Source_5f_Text">sudo</text:span> cache using the command:</text:p>
      <text:p text:style-name="Preformatted_20_Text"><text:span text:style-name="FunctionTok">sudo</text:span><text:span text:style-name="NormalTok"> </text:span><text:span text:style-name="AttributeTok">-k</text:span> </text:p>
      <text:p text:style-name="First_20_paragraph">Running this command will invalidate your cached credentials, and the next time you use sudo, you will be prompted for your password again.</text:p>
      <text:h text:style-name="Heading_20_2" text:outline-level="2"><text:bookmark-start text:name="the-etcsudoers-file"/>The <text:span text:style-name="Source_5f_Text">/etc/sudoers</text:span> File<text:bookmark-end text:name="the-etcsudoers-file"/></text:h>
      <text:p text:style-name="First_20_paragraph">The <text:span text:style-name="Source_5f_Text">/etc/sudoers</text:span> file is the central configuration file that controls who can run which commands as whom on your server. It's essentially a rulebook that <text:span text:style-name="Source_5f_Text">sudo</text:span> consults every time a user tries to execute a command with elevated privileges.</text:p>
      <text:p text:style-name="Text_20_body"><text:span text:style-name="T1">Important Note</text:span>: Directly editing the <text:span text:style-name="Source_5f_Text">/etc/sudoers</text:span> file with a regular text editor is extremely risky. A small syntax error in this file can lock you out of administrative access to your own server! If <text:span text:style-name="Source_5f_Text">sudo</text:span> can't correctly parse this file, it might refuse to grant any elevated privileges. Recovering from such a situation can be challenging.</text:p>
      <text:p text:style-name="Text_20_body">Therefore, instead of using a regular text editor like <text:span text:style-name="Source_5f_Text">nano</text:span> or <text:span text:style-name="Source_5f_Text">vim</text:span>, you should always use the <text:span text:style-name="Source_5f_Text">visudo</text:span> command to edit the <text:span text:style-name="Source_5f_Text">/etc/sudoers</text:span> file.</text:p>
      <text:p text:style-name="Text_20_body"><text:soft-page-break/><text:span text:style-name="Source_5f_Text">visudo</text:span> is a special editor that locks the <text:span text:style-name="Source_5f_Text">/etc/sudoers</text:span> file to prevent multiple simultaneous edits, and more importantly, it performs syntax checking before saving any changes. If visudo detects an error in your modifications, it will warn you and prevent you from saving the file in a broken state, thus safeguarding your administrative access.</text:p>
      <text:p text:style-name="Text_20_body">To open the <text:span text:style-name="Source_5f_Text">/etc/sudoers</text:span> file for editing, you would run:</text:p>
      <text:p text:style-name="Preformatted_20_Text"><text:span text:style-name="FunctionTok">sudo</text:span><text:span text:style-name="NormalTok"> visudo</text:span> </text:p>
      <text:p text:style-name="First_20_paragraph">This command will typically open the file in the <text:span text:style-name="Source_5f_Text">nano</text:span> editor (though this can be configured). After making your changes, when you try to save and exit, <text:span text:style-name="Source_5f_Text">visudo</text:span> will perform its checks. If everything is okay, your changes will be saved. If there's a problem, you'll get an error message and be asked to correct it.</text:p>
      <text:h text:style-name="Heading_20_3" text:outline-level="3"><text:bookmark-start text:name="basic-syntax-of-entries-in-the-etcsudoers-file"/>Basic Syntax of Entries in the <text:span text:style-name="Source_5f_Text">/etc/sudoers</text:span> File<text:bookmark-end text:name="basic-syntax-of-entries-in-the-etcsudoers-file"/></text:h>
      <text:p text:style-name="First_20_paragraph">Let's look at the basic syntax of entries within the <text:span text:style-name="Source_5f_Text">/etc/sudoers</text:span> file. Each line in this file typically defines a rule that grants certain privileges to a user or a group. The general structure of a <text:span text:style-name="Source_5f_Text">sudoers</text:span> entry looks like this:</text:p>
      <text:p text:style-name="Preformatted_20_Text">who <text:s text:c="3"/>where=(as_whom) <text:s text:c="3"/>what</text:p>
      <text:p text:style-name="First_20_paragraph">Let's break down each part:</text:p>
      <text:list xml:id="list1044723243" text:style-name="L8">
        <text:list-item>
          <text:p text:style-name="P8"><text:span text:style-name="Source_5f_Text">who</text:span>: This specifies the user or group to whom the privilege is being granted.</text:p>
          <text:list text:style-name="L9">
            <text:list-item>
              <text:p text:style-name="P9">For individual users, you simply use their username (e.g., <text:span text:style-name="Source_5f_Text">john</text:span>).</text:p>
            </text:list-item>
            <text:list-item>
              <text:p text:style-name="P9">For groups, you use the group name preceded by a percent sign <text:span text:style-name="Source_5f_Text">%</text:span> (e.g., <text:span text:style-name="Source_5f_Text">%admin</text:span>). Using groups is often a more efficient way to manage permissions for multiple users with similar responsibilities.</text:p>
            </text:list-item>
          </text:list>
        </text:list-item>
        <text:list-item>
          <text:p text:style-name="P8"><text:span text:style-name="Source_5f_Text">where</text:span>: This part specifies the hostname(s) on which the rule applies. Usually, for local access on a server, you'll see <text:span text:style-name="Source_5f_Text">ALL</text:span>. You can restrict commands to be run only on specific machines if needed in more complex setups.</text:p>
        </text:list-item>
        <text:list-item>
          <text:p text:style-name="P8"><text:span text:style-name="Source_5f_Text">as_whom</text:span>: This indicates the user or group under whose identity the specified commands will be executed. Most commonly, this is <text:span text:style-name="Source_5f_Text">root</text:span>, meaning the commands will run with full superuser privileges. You can also specify other users if needed. If this part is omitted, the command will be executed as root.</text:p>
        </text:list-item>
        <text:list-item>
          <text:p text:style-name="P8"><text:span text:style-name="Source_5f_Text">what</text:span>: This specifies the command(s) that the user or group is allowed to run.</text:p>
          <text:list text:style-name="L10">
            <text:list-item>
              <text:p text:style-name="P10"><text:span text:style-name="Source_5f_Text">ALL</text:span> means the user or group can run any command. This should be granted cautiously.</text:p>
            </text:list-item>
            <text:list-item>
              <text:p text:style-name="P10">You can specify a list of specific commands with their full paths (e.g., <text:span text:style-name="Source_5f_Text">/usr/sbin/reboot</text:span>, <text:span text:style-name="Source_5f_Text">/bin/systemctl restart nginx</text:span>). Listing specific commands is a more secure practice.</text:p>
            </text:list-item>
          </text:list>
        </text:list-item>
      </text:list>
      <text:p text:style-name="First_20_paragraph">Here's a simple example of a line in <text:span text:style-name="Source_5f_Text">/etc/sudoers</text:span> that allows the user john to run any command as root from any host:</text:p>
      <text:p text:style-name="Preformatted_20_Text">john <text:s text:c="3"/>ALL=(ALL) <text:s text:c="3"/>ALL</text:p>
      <text:p text:style-name="First_20_paragraph"><text:soft-page-break/>And here's an example that allows members of the group admin to restart the nginx service as root on the local host:</text:p>
      <text:p text:style-name="Preformatted_20_Text">%admin <text:s/>localhost=(root) <text:s text:c="3"/>/bin/systemctl restart nginx</text:p>
      <text:p text:style-name="First_20_paragraph">Notice the <text:span text:style-name="Source_5f_Text">%</text:span> before <text:span text:style-name="Source_5f_Text">admin</text:span> indicating it's a group.</text:p>
      <text:h text:style-name="Heading_20_2" text:outline-level="2"><text:bookmark-start text:name="granting-specific-privileges"/>Granting Specific Privileges<text:bookmark-end text:name="granting-specific-privileges"/></text:h>
      <text:h text:style-name="Heading_20_3" text:outline-level="3"><text:bookmark-start text:name="granting-specific-privileges-to-users"/>Granting Specific Privileges to Users<text:bookmark-end text:name="granting-specific-privileges-to-users"/></text:h>
      <text:p text:style-name="First_20_paragraph">Granting <text:span text:style-name="Source_5f_Text">ALL</text:span> privileges, as in the <text:span text:style-name="Source_5f_Text">john ALL=(ALL) ALL</text:span> example, should be done sparingly and only for users who genuinely require unrestricted administrative access. A more secure approach is to grant users only the specific commands they need to perform their tasks.</text:p>
      <text:p text:style-name="Text_20_body">Let's say you have a user named <text:span text:style-name="Source_5f_Text">alice</text:span> who needs to be able to restart the Apache web server on your server. Instead of giving her full <text:span text:style-name="Source_5f_Text">sudo</text:span> access, you can grant her permission to run only the <text:span text:style-name="Source_5f_Text">systemctl restart apache2</text:span> command. To do this, you would use <text:span text:style-name="Source_5f_Text">visudo</text:span> to add a line like this to the /etc/sudoers file:</text:p>
      <text:p text:style-name="Preformatted_20_Text">alice <text:s text:c="3"/>ALL=(root) <text:s text:c="3"/>/bin/systemctl restart apache2</text:p>
      <text:p text:style-name="First_20_paragraph">In this line:</text:p>
      <text:list xml:id="list267388943" text:style-name="L11">
        <text:list-item>
          <text:p text:style-name="P11"><text:span text:style-name="Source_5f_Text">alice</text:span> is the user being granted the privilege.</text:p>
        </text:list-item>
        <text:list-item>
          <text:p text:style-name="P11"><text:span text:style-name="Source_5f_Text">ALL</text:span> indicates that this rule applies to all hostnames.</text:p>
        </text:list-item>
        <text:list-item>
          <text:p text:style-name="P11"><text:span text:style-name="Source_5f_Text">(root)</text:span> specifies that the command will be executed as the root user.</text:p>
        </text:list-item>
        <text:list-item>
          <text:p text:style-name="P11"><text:span text:style-name="Source_5f_Text">/bin/systemctl restart apache2</text:span> is the specific command that alice is allowed to run with <text:span text:style-name="Source_5f_Text">sudo</text:span>.</text:p>
        </text:list-item>
      </text:list>
      <text:p text:style-name="First_20_paragraph">Now, when <text:span text:style-name="Source_5f_Text">alice</text:span> wants to restart Apache, she can run:</text:p>
      <text:p text:style-name="Preformatted_20_Text"><text:span text:style-name="FunctionTok">sudo</text:span><text:span text:style-name="NormalTok"> systemctl restart apache2</text:span> </text:p>
      <text:p text:style-name="First_20_paragraph">She will be prompted for her own password (unless it's within the <text:span text:style-name="Source_5f_Text">sudo</text:span> cache timeout), and if entered correctly, the Apache service will be restarted with root privileges. If she tries to run any other command with <text:span text:style-name="Source_5f_Text">sudo</text:span>, she will be denied.</text:p>
      <text:p text:style-name="Text_20_body">Let's consider another scenario. Suppose you have a user named <text:span text:style-name="Source_5f_Text">bob</text:span> who needs to be able to manage network interfaces using the <text:span text:style-name="Source_5f_Text">ifup</text:span> and <text:span text:style-name="Source_5f_Text">ifdown</text:span> commands. You can grant him these specific privileges like this:</text:p>
      <text:p text:style-name="Preformatted_20_Text">bob <text:s text:c="3"/>ALL=(root) <text:s text:c="3"/>/sbin/ifup, /sbin/ifdown</text:p>
      <text:p text:style-name="First_20_paragraph">Here, bob can run either <text:span text:style-name="Source_5f_Text">/sbin/ifup</text:span> or <text:span text:style-name="Source_5f_Text">/sbin/ifdown</text:span> with <text:span text:style-name="Source_5f_Text">sudo</text:span>, but not any other administrative commands.</text:p>
      <text:h text:style-name="Heading_20_3" text:outline-level="3"><text:bookmark-start text:name="granting-specific-privileges-to-groups"/>Granting Specific Privileges to Groups<text:bookmark-end text:name="granting-specific-privileges-to-groups"/></text:h>
      <text:p text:style-name="First_20_paragraph">In a server environment with multiple administrators or users with similar responsibilities, managing permissions for each user individually can become cumbersome. This is where assigning privileges to groups becomes incredibly useful and efficient.</text:p>
      <text:p text:style-name="Text_20_body"><text:soft-page-break/>Recall that in the <text:span text:style-name="Source_5f_Text">/etc/sudoers</text:span> file, you can specify a group by preceding its name with a percent sign <text:span text:style-name="Source_5f_Text">%</text:span>. For example, if you have a group named <text:span text:style-name="Source_5f_Text">webadmins</text:span> whose members need to manage the web server (e.g., restart the service, configure virtual hosts), you can grant them the necessary privileges by adding a line like this using <text:span text:style-name="Source_5f_Text">visudo</text:span>:</text:p>
      <text:p text:style-name="Preformatted_20_Text">%webadmins <text:s text:c="3"/>ALL=(root) <text:s text:c="3"/>/bin/systemctl restart apache2, /usr/bin/apachectl configtest, /usr/sbin/a2ensite, /usr/sbin/a2dissite</text:p>
      <text:p text:style-name="First_20_paragraph">In this example:</text:p>
      <text:list xml:id="list147288744" text:style-name="L12">
        <text:list-item>
          <text:p text:style-name="P12"><text:span text:style-name="Source_5f_Text">%webadmins</text:span> indicates that this rule applies to all members of the <text:span text:style-name="Source_5f_Text">webadmins</text:span> group.</text:p>
        </text:list-item>
        <text:list-item>
          <text:p text:style-name="P12"><text:span text:style-name="Source_5f_Text">ALL</text:span> means this rule applies to all hostnames.</text:p>
        </text:list-item>
        <text:list-item>
          <text:p text:style-name="P12"><text:span text:style-name="Source_5f_Text">(root)</text:span> specifies that the commands will be executed as the root user.</text:p>
        </text:list-item>
        <text:list-item>
          <text:p text:style-name="P12"><text:span text:style-name="Source_5f_Text">/bin/systemctl restart apache2, /usr/bin/apachectl configtest, /usr/sbin/a2ensite, and /usr/sbin/a2dissite</text:span> are the specific commands that members of the webadmins group are allowed to run with <text:span text:style-name="Source_5f_Text">sudo</text:span>.</text:p>
        </text:list-item>
      </text:list>
      <text:p text:style-name="First_20_paragraph">To make a user a member of the webadmins group (assuming the group already exists), you would typically use the usermod command:</text:p>
      <text:p text:style-name="Preformatted_20_Text"><text:span text:style-name="FunctionTok">sudo</text:span><text:span text:style-name="NormalTok"> usermod </text:span><text:span text:style-name="AttributeTok">-aG</text:span><text:span text:style-name="NormalTok"> webadmins </text:span><text:span text:style-name="OperatorTok">&lt;</text:span><text:span text:style-name="NormalTok">username</text:span><text:span text:style-name="OperatorTok">&gt;</text:span> </text:p>
      <text:p text:style-name="First_20_paragraph">Replace <text:span text:style-name="Source_5f_Text">&lt;username&gt;</text:span> with the actual username you want to add to the group. The <text:span text:style-name="Source_5f_Text">-aG</text:span> option ensures that the user is added to the specified group without being removed from any other groups they might already belong to.</text:p>
      <text:p text:style-name="Text_20_body"><text:span text:style-name="T1">Benefits of using groups for sudo privileges</text:span>:</text:p>
      <text:list xml:id="list1773498332" text:style-name="L13">
        <text:list-item>
          <text:p text:style-name="P13"><text:span text:style-name="T1">Simplified Management</text:span>: Instead of managing permissions for each user individually, you manage them at the group level. Adding or removing a user's privileges simply involves adding or removing them from the relevant group.</text:p>
        </text:list-item>
        <text:list-item>
          <text:p text:style-name="P13"><text:span text:style-name="T1">Consistency</text:span>: It ensures that all members of a team have the same necessary permissions, promoting consistency in how administrative tasks are performed.</text:p>
        </text:list-item>
        <text:list-item>
          <text:p text:style-name="P13"><text:span text:style-name="T1">Scalability</text:span>: As your team or server infrastructure grows, managing groups is much more scalable than managing individual user permissions.</text:p>
        </text:list-item>
      </text:list>
      <text:h text:style-name="Heading_20_2" text:outline-level="2"><text:bookmark-start text:name="best-practices-for-sudo-usage"/>Best Practices for Sudo Usage<text:bookmark-end text:name="best-practices-for-sudo-usage"/></text:h>
      <text:h text:style-name="Heading_20_3" text:outline-level="3"><text:bookmark-start text:name="recommendations"/>Recommendations<text:bookmark-end text:name="recommendations"/></text:h>
      <text:p text:style-name="First_20_paragraph">Now that you understand how <text:span text:style-name="Source_5f_Text">sudo</text:span> works and how to configure it, it's crucial to adopt some best practices to ensure the security and stability of your server. Here are a few key recommendations:</text:p>
      <text:list xml:id="list2827055010" text:style-name="L14">
        <text:list-item>
          <text:p text:style-name="P14"><text:span text:style-name="T1">Grant the Least Privilege Necessary</text:span>: This is the golden rule of security. Only grant users or groups the absolute minimum set of commands they need to perform their specific tasks. Avoid giving <text:span text:style-name="Source_5f_Text">ALL</text:span> privileges unless it's truly necessary for a specific administrator. Regularly review the <text:span text:style-name="Source_5f_Text">/etc/sudoers</text:span> file to ensure that the granted privileges are still appropriate and haven't become overly permissive over time.</text:p>
        </text:list-item>
        <text:list-item>
          <text:p text:style-name="P14"><text:span text:style-name="T1">Use Groups Whenever Possible</text:span>: As we discussed, managing privileges through groups <text:soft-page-break/>simplifies administration and promotes consistency. When assigning permissions, think in terms of roles and responsibilities, and create groups that align with these roles. Then, grant the necessary commands to those groups.</text:p>
        </text:list-item>
        <text:list-item>
          <text:p text:style-name="P14"><text:span text:style-name="T1">Avoid Sharing Sudo-Enabled User Accounts</text:span>: Each administrator should have their own user account with their own password. This ensures accountability and makes it easier to track who performed which administrative actions. Sharing accounts makes auditing and identifying the source of problems much more difficult.</text:p>
        </text:list-item>
        <text:list-item>
          <text:p text:style-name="P14"><text:span text:style-name="T1">Regularly Review the</text:span> <text:span text:style-name="Source_5f_Text">/etc/sudoers</text:span> <text:span text:style-name="T1">File</text:span>: As your server environment evolves and users' roles change, the permissions defined in <text:span text:style-name="Source_5f_Text">/etc/sudoers</text:span> might need to be updated. Make it a habit to periodically review this file to ensure that the granted privileges are still appropriate and secure.</text:p>
        </text:list-item>
        <text:list-item>
          <text:p text:style-name="P14"><text:span text:style-name="T1">Be Cautious with Wildcards</text:span>: While <text:span text:style-name="Source_5f_Text">sudoers</text:span> allows the use of wildcards (like <text:span text:style-name="Source_5f_Text">*</text:span>) in command paths, be very careful when using them. They can inadvertently grant broader privileges than intended. It's generally safer to specify the full paths of the commands.</text:p>
        </text:list-item>
        <text:list-item>
          <text:p text:style-name="P14"><text:span text:style-name="T1">Educate Users on Responsible Sudo Usage</text:span>: If you have multiple users who can use <text:span text:style-name="Source_5f_Text">sudo</text:span>, ensure they understand the power they wield and the importance of using it responsibly. Emphasize the potential impact of their actions and the need to double-check commands before execution.</text:p>
        </text:list-item>
      </text:list>
      <text:h text:style-name="Heading_20_3" text:outline-level="3"><text:bookmark-start text:name="sudo-logging-and-auditing-for-security-monitoring"/>Sudo Logging and Auditing for Security Monitoring<text:bookmark-end text:name="sudo-logging-and-auditing-for-security-monitoring"/></text:h>
      <text:p text:style-name="First_20_paragraph">One of the significant advantages of using <text:span text:style-name="Source_5f_Text">sudo</text:span> is its built-in logging capabilities. Every time a user successfully (or unsuccessfully) attempts to run a command with <text:span text:style-name="Source_5f_Text">sudo</text:span>, this activity is typically recorded in system log files.</text:p>
      <text:p text:style-name="Text_20_body">The primary log file for <text:span text:style-name="Source_5f_Text">sudo</text:span> activity on most Linux systems is usually located at <text:span text:style-name="Source_5f_Text">/var/log/auth.log</text:span> or sometimes <text:span text:style-name="Source_5f_Text">/var/log/syslog</text:span>. These files contain a wealth of information about system authentication events, including <text:span text:style-name="Source_5f_Text">sudo</text:span> usage.</text:p>
      <text:p text:style-name="Text_20_body">By regularly reviewing these log files, system administrators can:</text:p>
      <text:list xml:id="list3879289977" text:style-name="L15">
        <text:list-item>
          <text:p text:style-name="P15"><text:span text:style-name="T1">Monitor Sudo Usage</text:span>: See who is using <text:span text:style-name="Source_5f_Text">sudo</text:span>, when they are using it, and what commands they are executing with elevated privileges.</text:p>
        </text:list-item>
        <text:list-item>
          <text:p text:style-name="P15"><text:span text:style-name="T1">Detect Suspicious Activity</text:span>: Identify any unusual or unauthorized attempts to use <text:span text:style-name="Source_5f_Text">sudo</text:span>, which could be an indicator of a security breach or insider threat.</text:p>
        </text:list-item>
        <text:list-item>
          <text:p text:style-name="P15"><text:span text:style-name="T1">Audit Administrative Actions</text:span>: Track changes made to the system by administrators using <text:span text:style-name="Source_5f_Text">sudo</text:span> for accountability and troubleshooting purposes.</text:p>
        </text:list-item>
      </text:list>
      <text:p text:style-name="First_20_paragraph">While the default logging in <text:span text:style-name="Source_5f_Text">/var/log/auth.log</text:span> or <text:span text:style-name="Source_5f_Text">/var/log/syslog</text:span> is often sufficient, you can further enhance auditing by configuring more detailed sudo logging. This can involve options within the <text:span text:style-name="Source_5f_Text">/etc/sudoers</text:span> file to log specific aspects of sudo sessions, such as the commands entered and the output they produce. However, be mindful that enabling very verbose logging can generate a large volume of log data.</text:p>
      <text:p text:style-name="Text_20_body"><text:soft-page-break/>Tools like <text:span text:style-name="Source_5f_Text">grep</text:span> can be invaluable for searching through these log files for specific <text:span text:style-name="Source_5f_Text">sudo</text:span>-related entries. For example, to find all <text:span text:style-name="Source_5f_Text">sudo</text:span> commands executed by a specific user named "alice", you might use a command like:</text:p>
      <text:p text:style-name="Preformatted_20_Text"><text:span text:style-name="FunctionTok">grep</text:span><text:span text:style-name="NormalTok"> </text:span><text:span text:style-name="StringTok">"sudo: alice :"</text:span><text:span text:style-name="NormalTok"> /var/log/auth.log</text:span> </text:p>
      <text:p text:style-name="First_20_paragraph">More advanced security information and event management (SIEM) systems can also be integrated to collect, analyze, and alert on <text:span text:style-name="Source_5f_Text">sudo</text:span> logs and other security-related events across your entire infrastructure.</text:p>
      <text:p text:style-name="Text_20_body">Understanding that <text:span text:style-name="Source_5f_Text">sudo</text:span> activity is logged and knowing how to access and interpret these logs is a crucial part of maintaining a secure and auditable server environ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49:22Z</meta:creation-date>
    <dc:date>2025-06-10T11:54:25.256945502</dc:date>
    <meta:editing-duration>PT26S</meta:editing-duration>
    <meta:editing-cycles>1</meta:editing-cycles>
    <meta:document-statistic meta:table-count="0" meta:image-count="0" meta:object-count="0" meta:page-count="7" meta:paragraph-count="107" meta:word-count="2453" meta:character-count="15373" meta:non-whitespace-character-count="13014"/>
  </office:meta>
</office:document-meta>
</file>